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.5pt" officeooo:rsid="001c429b" officeooo:paragraph-rsid="001c429b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results of tournament.py are recorded below:</text:p>
      <text:p text:style-name="P1"/>
      <text:p text:style-name="P1">This script evaluates the performance of the custom_score evaluation</text:p>
      <text:p text:style-name="P1">function against a baseline agent using alpha-beta search and iterative</text:p>
      <text:p text:style-name="P1">deepening (ID) called `AB_Improved`. The three `AB_Custom` agents use</text:p>
      <text:p text:style-name="P1">ID and alpha-beta search with the custom_score functions defined in</text:p>
      <text:p text:style-name="P1">game_agent.py.</text:p>
      <text:p text:style-name="P1"/>
      <text:p text:style-name="P1"><text:s text:c="24"/>*************************</text:p>
      <text:p text:style-name="P1"><text:s text:c="29"/>Playing Matches</text:p>
      <text:p text:style-name="P1"><text:s text:c="24"/>*************************</text:p>
      <text:p text:style-name="P1"/>
      <text:p text:style-name="P1"><text:s/>Match # <text:s text:c="2"/>Opponent <text:s text:c="3"/>AB_Improved <text:s text:c="2"/>AB_Custom <text:s text:c="2"/>AB_Custom_2 <text:s/>AB_Custom_3</text:p>
      <text:p text:style-name="P1"><text:s text:c="24"/>Won | Lost <text:s text:c="2"/>Won | Lost <text:s text:c="2"/>Won | Lost <text:s text:c="2"/>Won | Lost</text:p>
      <text:p text:style-name="P1"><text:s text:c="4"/>1 <text:s text:c="6"/>Random <text:s text:c="6"/>9 <text:s/>| <text:s text:c="2"/>1 <text:s text:c="4"/>8 <text:s/>| <text:s text:c="2"/>2 <text:s text:c="4"/>7 <text:s/>| <text:s text:c="2"/>3 <text:s text:c="4"/>8 <text:s/>| <text:s text:c="2"/>2</text:p>
      <text:p text:style-name="P1"><text:s text:c="4"/>2 <text:s text:c="6"/>MM_Open <text:s text:c="5"/>6 <text:s/>| <text:s text:c="2"/>4 <text:s text:c="4"/>6 <text:s/>| <text:s text:c="2"/>4 <text:s text:c="4"/>7 <text:s/>| <text:s text:c="2"/>3 <text:s text:c="4"/>6 <text:s/>| <text:s text:c="2"/>4</text:p>
      <text:p text:style-name="P1"><text:s text:c="4"/>3 <text:s text:c="5"/>MM_Center <text:s text:c="4"/>7 <text:s/>| <text:s text:c="2"/>3 <text:s text:c="4"/>7 <text:s/>| <text:s text:c="2"/>3 <text:s text:c="4"/>9 <text:s/>| <text:s text:c="2"/>1 <text:s text:c="4"/>6 <text:s/>| <text:s text:c="2"/>4</text:p>
      <text:p text:style-name="P1"><text:s text:c="4"/>4 <text:s text:c="4"/>MM_Improved <text:s text:c="3"/>5 <text:s/>| <text:s text:c="2"/>5 <text:s text:c="4"/>9 <text:s/>| <text:s text:c="2"/>1 <text:s text:c="4"/>8 <text:s/>| <text:s text:c="2"/>2 <text:s text:c="4"/>4 <text:s/>| <text:s text:c="2"/>6</text:p>
      <text:p text:style-name="P1"><text:s text:c="4"/>5 <text:s text:c="6"/>AB_Open <text:s text:c="5"/>5 <text:s/>| <text:s text:c="2"/>5 <text:s text:c="4"/>5 <text:s/>| <text:s text:c="2"/>5 <text:s text:c="4"/>6 <text:s/>| <text:s text:c="2"/>4 <text:s text:c="4"/>6 <text:s/>| <text:s text:c="2"/>4</text:p>
      <text:p text:style-name="P1"><text:s text:c="4"/>6 <text:s text:c="5"/>AB_Center <text:s text:c="4"/>5 <text:s/>| <text:s text:c="2"/>5 <text:s text:c="4"/>6 <text:s/>| <text:s text:c="2"/>4 <text:s text:c="4"/>6 <text:s/>| <text:s text:c="2"/>4 <text:s text:c="4"/>4 <text:s/>| <text:s text:c="2"/>6</text:p>
      <text:p text:style-name="P1"><text:s text:c="4"/>7 <text:s text:c="4"/>AB_Improved <text:s text:c="3"/>6 <text:s/>| <text:s text:c="2"/>4 <text:s text:c="4"/>6 <text:s/>| <text:s text:c="2"/>4 <text:s text:c="4"/>4 <text:s/>| <text:s text:c="2"/>6 <text:s text:c="4"/>6 <text:s/>| <text:s text:c="2"/>4</text:p>
      <text:p text:style-name="P1">--------------------------------------------------------------------------</text:p>
      <text:p text:style-name="P1"><text:s text:c="11"/>Win Rate: <text:s text:c="5"/>61.4% <text:s text:c="7"/>67.1% <text:s text:c="7"/>67.1% <text:s text:c="7"/>57.1%</text:p>
      <text:p text:style-name="P1"/>
      <text:p text:style-name="P1">There were 27.0 timeouts during the tournament -- make sure your agent handles search timeout correctly, and consider increasing the timeout margin for your agent.</text:p>
      <text:p text:style-name="P1"/>
      <text:p text:style-name="P1">All of my algorithms ended up being basic riffs off of AB_Improved and AB_Center.</text:p>
      <text:p text:style-name="P1"/>
      <text:p text:style-name="P1">AB_Custom takes AB_Improved and adds (AB_Center / 24.5) This regularizes it to a single possible extra move for being further away from the center.</text:p>
      <text:p text:style-name="P1"/>
      <text:p text:style-name="P1">AB_Custom_2 takes AB_Improved and multiplies opponents_moves by 1.5, leading to more aggressive play. It then adds (AB_Center / 24.5) This regularizes it to a single possible extra move for being further away from the center.</text:p>
      <text:p text:style-name="P1"/>
      <text:p text:style-name="P1">AB_Custom takes AB_Improved and adds 2 * (AB_Center / 24.5) This regularizes it to two possible extra moves for being further away from the ce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24:55.995778648</meta:creation-date>
    <dc:date>2018-04-24T13:34:11.010331607</dc:date>
    <meta:editing-duration>PT9M1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97" meta:character-count="2036" meta:non-whitespace-character-count="1347"/>
  </office:meta>
</office:document-meta>
</file>